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5cm" fo:min-width="4cm" style:writing-mode="lr-tb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5cm" fo:min-width="4cm" style:writing-mode="lr-tb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25cm" fo:min-width="4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676cm" fo:min-width="6.446cm" fo:wrap-option="wrap" style:writing-mode="lr-tb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528cm" fo:min-width="6.446cm" fo:wrap-option="wrap" style:writing-mode="lr-tb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76cm" fo:min-width="4.594cm" fo:wrap-option="wrap" style:writing-mode="lr-tb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528cm" fo:min-width="4.594cm" fo:wrap-option="wrap" style:writing-mode="lr-tb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10.5pt" style:font-size-asian="10.5pt" style:font-size-complex="10.5pt"/>
    </style:style>
    <style:style style:name="P2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3" style:family="paragraph">
      <style:paragraph-properties fo:text-align="start"/>
      <style:text-properties fo:font-size="10.5pt" style:font-size-asian="10.5pt" style:font-size-complex="10.5pt"/>
    </style:style>
    <style:style style:name="P4" style:family="paragraph">
      <loext:graphic-properties draw:fill-color="#ffffff"/>
      <style:paragraph-properties fo:text-align="start" style:writing-mode="lr-tb"/>
      <style:text-properties fo:font-size="10.5pt" style:font-size-asian="10.5pt" style:font-size-complex="10.5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5cm" svg:height="1cm" svg:x="1cm" svg:y="0.5cm">
          <text:p text:style-name="P1"><text:span text:style-name="T1">入力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cm" svg:height="1.5cm" svg:x="1cm" svg:y="1.5cm">
          <text:p text:style-name="P3"><text:span text:style-name="T1">command: string</text:span></text:p>
          <text:p text:style-name="P3"><text:span text:style-name="T1">state: St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5cm" svg:height="1cm" svg:x="1cm" svg:y="4.5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cm" svg:height="3.5cm" svg:x="1cm" svg:y="5.5cm">
          <text:p text:style-name="P3"><text:span text:style-name="T1">layout: Card[][]</text:span></text:p>
          <text:p text:style-name="P3"><text:span text:style-name="T1">otherLayout: Card[][]</text:span></text:p>
          <text:p text:style-name="P3"><text:span text:style-name="T1">flags: Flag[]</text:span></text:p>
          <text:p text:style-name="P3"><text:span text:style-name="T1">hand: Card[]</text:span></text:p>
          <text:p text:style-name="P3"><text:span text:style-name="T1">otherHandLength: int</text:span></text:p>
          <text:p text:style-name="P3"><text:span text:style-name="T1">stockLength: int</text:span></text:p>
          <text:p text:style-name="P3"><text:span text:style-name="T1">playFirst: boole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1cm" svg:x="16.5cm" svg:y="0.5cm"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cm" svg:height="1.5cm" svg:x="16.5cm" svg:y="1.5cm">
          <text:p text:style-name="P3"><text:span text:style-name="T1">color: int</text:span></text:p>
          <text:p text:style-name="P3"><text:span text:style-name="T1">number: i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1cm" svg:x="16.5cm" svg:y="4cm">
          <text:p text:style-name="P1"><text:span text:style-name="T1">Flag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5cm" svg:height="1cm" svg:x="16.5cm" svg:y="5cm">
          <text:p text:style-name="P3"><text:span text:style-name="T1">owner: int[0..1]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0.5cm" svg:height="0.5cm" svg:x="3cm" svg:y="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draw:type="line" svg:x1="3.25cm" svg:y1="3.5cm" svg:x2="3.25cm" svg:y2="4.5cm" draw:start-shape="id1" draw:start-glue-point="6" draw:end-shape="id2" draw:end-glue-point="0" svg:d="M3250 3500v1000" svg:viewBox="0 0 1 1001">
          <text:p/>
        </draw:connector>
        <draw:custom-shape draw:style-name="gr6" draw:text-style-name="P2" draw:layer="layout" svg:width="7.5cm" svg:height="1cm" svg:x="7.5cm" svg:y="0.5cm">
          <text:p text:style-name="P1"><text:span text:style-name="T1">“</text:span><text:span text:style-name="T1">getAction”</text:span></text:p>
          <draw:enhanced-geometry svg:viewBox="0 0 21600 21600" draw:text-areas="800 800 20800 20800" draw:type="round-rectangular-callout" draw:modifiers="-6266.04452739635 33424.9750249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7.5cm" svg:height="1cm" svg:x="7.5cm" svg:y="2cm">
          <text:p text:style-name="P1"><text:span text:style-name="T1">場や手札の状態</text:span></text:p>
          <draw:enhanced-geometry svg:viewBox="0 0 21600 21600" draw:text-areas="800 800 20800 20800" draw:type="round-rectangular-callout" draw:modifiers="-6309.23876816425 11156.043956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7.5cm" svg:height="3cm" svg:x="7.5cm" svg:y="3.5cm">
          <text:p text:style-name="P1"><text:span text:style-name="T1">自分の場の状</text:span><text:span text:style-name="T1">態。</text:span><text:span text:style-name="T1">layout[</text:span><text:span text:style-name="T1">フラッグの</text:span><text:span text:style-name="T1"><text:line-break/></text:span><text:span text:style-name="T1">インデックス</text:span><text:span text:style-name="T1">][</text:span><text:span text:style-name="T1">カードの</text:span><text:span text:style-name="T1">インデックス</text:span><text:span text:style-name="T1">]</text:span><text:span text:style-name="T1">です。最</text:span><text:span text:style-name="T1">初のフラッグの前に置</text:span><text:span text:style-name="T1">いた</text:span><text:span text:style-name="T1"><text:line-break/></text:span><text:span text:style-name="T1">最初のカード</text:span><text:span text:style-name="T1">は、</text:span><text:span text:style-name="T1">layout[0][0]</text:span><text:span text:style-name="T1">で取得</text:span><text:span text:style-name="T1"><text:line-break/></text:span><text:span text:style-name="T1">できます</text:span></text:p>
          <draw:enhanced-geometry svg:viewBox="0 0 21600 21600" draw:text-areas="800 800 20800 20800" draw:type="round-rectangular-callout" draw:modifiers="-6775.73656845754 17425.39153615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7.5cm" svg:height="1cm" svg:x="7.5cm" svg:y="7cm">
          <text:p text:style-name="P1"><text:span text:style-name="T1">敵の場の状態</text:span></text:p>
          <draw:enhanced-geometry svg:viewBox="0 0 21600 21600" draw:text-areas="800 800 20800 20800" draw:type="round-rectangular-callout" draw:modifiers="-6588.56152512998 -13184.41558441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7.5cm" svg:height="1cm" svg:x="7.5cm" svg:y="8.5cm">
          <text:p text:style-name="P1"><text:span text:style-name="T1">フラッグの状態</text:span></text:p>
          <draw:enhanced-geometry svg:viewBox="0 0 21600 21600" draw:text-areas="800 800 20800 20800" draw:type="round-rectangular-callout" draw:modifiers="-6634.63538194907 -36165.43456543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7.5cm" svg:height="1cm" svg:x="7.5cm" svg:y="10cm">
          <text:p text:style-name="P1"><text:span text:style-name="T1">自分の手札の状態</text:span></text:p>
          <draw:enhanced-geometry svg:viewBox="0 0 21600 21600" draw:text-areas="800 800 20800 20800" draw:type="round-rectangular-callout" draw:modifiers="-6729.66271163845 -59815.38461538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7.5cm" svg:height="1cm" svg:x="7.5cm" svg:y="11.5cm">
          <text:p text:style-name="P1"><text:span text:style-name="T1">敵の手札の枚数</text:span></text:p>
          <draw:enhanced-geometry svg:viewBox="0 0 21600 21600" draw:text-areas="800 800 20800 20800" draw:type="round-rectangular-callout" draw:modifiers="-6683.58885481936 -81739.0609390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7.5cm" svg:height="1cm" svg:x="7.5cm" svg:y="13cm">
          <text:p text:style-name="P1"><text:span text:style-name="T1">山札の枚数</text:span></text:p>
          <draw:enhanced-geometry svg:viewBox="0 0 21600 21600" draw:text-areas="800 800 20800 20800" draw:type="round-rectangular-callout" draw:modifiers="-6496.4138114918 -102281.7182817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7.5cm" svg:height="1cm" svg:x="7.5cm" svg:y="14.5cm">
          <text:p text:style-name="P1"><text:span text:style-name="T1">先攻かどうか。先攻なら</text:span><text:span text:style-name="T1">true</text:span></text:p>
          <draw:enhanced-geometry svg:viewBox="0 0 21600 21600" draw:text-areas="800 800 20800 20800" draw:type="round-rectangular-callout" draw:modifiers="-6634.63538194907 -122802.7972027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5.5cm" svg:height="1cm" svg:x="22cm" svg:y="1cm">
          <text:p text:style-name="P1"><text:span text:style-name="T1">カードの色。値は</text:span><text:span text:style-name="T1">1</text:span><text:span text:style-name="T1">〜</text:span><text:span text:style-name="T1">6</text:span></text:p>
          <draw:enhanced-geometry svg:viewBox="0 0 21600 21600" draw:text-areas="800 800 20800 20800" draw:type="round-rectangular-callout" draw:modifiers="-5614.97909471005 19161.63836163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5.5cm" svg:height="1cm" svg:x="22cm" svg:y="2.5cm">
          <text:p text:style-name="P1"><text:span text:style-name="T1">カードの数字。値は</text:span><text:span text:style-name="T1">1</text:span><text:span text:style-name="T1">〜</text:span><text:span text:style-name="T1">10</text:span></text:p>
          <draw:enhanced-geometry svg:viewBox="0 0 21600 21600" draw:text-areas="800 800 20800 20800" draw:type="round-rectangular-callout" draw:modifiers="-5552.15415379022 366.8331668331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5.5cm" svg:height="3cm" svg:x="22cm" svg:y="4cm">
          <text:p text:style-name="P1"><text:span text:style-name="T1">フラッグを獲得した</text:span><text:span text:style-name="T1"><text:line-break/></text:span><text:span text:style-name="T1">プレイヤー。先攻が</text:span><text:span text:style-name="T1"><text:line-break/></text:span><text:span text:style-name="T1">取得した場合は</text:span><text:span text:style-name="T1">0</text:span><text:span text:style-name="T1">、</text:span><text:span text:style-name="T1"><text:line-break/></text:span><text:span text:style-name="T1">後攻が取得した場合は</text:span><text:span text:style-name="T1">1</text:span><text:span text:style-name="T1">、未取得なら</text:span><text:span text:style-name="T1">null</text:span></text:p>
          <draw:enhanced-geometry svg:viewBox="0 0 21600 21600" draw:text-areas="800 800 20800 20800" draw:type="round-rectangular-callout" draw:modifiers="-5422.57771314307 11271.44285238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7" draw:layer="layout" svg:width="0.5cm" svg:height="0.5cm" svg:x="0.5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27.258cm" svg:y="15.0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2" draw:layer="layout" svg:width="4.5cm" svg:height="1cm" svg:x="1cm" svg:y="0.5cm">
          <text:p text:style-name="P1"><text:span text:style-name="T1">出力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cm" svg:height="1.5cm" svg:x="1cm" svg:y="1.5cm">
          <text:p text:style-name="P3"><text:span text:style-name="T1">from: int</text:span></text:p>
          <text:p text:style-name="P3"><text:span text:style-name="T1">to: in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5cm" svg:height="1cm" svg:x="7.5cm" svg:y="0.5cm">
          <text:p text:style-name="P1"><text:span text:style-name="T1">場に出す手札のインデックス</text:span></text:p>
          <draw:enhanced-geometry svg:viewBox="0 0 21600 21600" draw:text-areas="800 800 20800 20800" draw:type="round-rectangular-callout" draw:modifiers="-6266.04452739635 33424.9750249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7.5cm" svg:height="1cm" svg:x="7.5cm" svg:y="2cm">
          <text:p text:style-name="P1"><text:span text:style-name="T1">手札を置くフラッグのインデックス</text:span></text:p>
          <draw:enhanced-geometry svg:viewBox="0 0 21600 21600" draw:text-areas="800 800 20800 20800" draw:type="round-rectangular-callout" draw:modifiers="-6309.23876816425 11156.043956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7" draw:layer="layout" svg:width="0.5cm" svg:height="0.5cm" svg:x="0.5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5cm" svg:y="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09:18:58.533526304</meta:creation-date>
    <dc:date>2023-04-27T15:25:34.877873582</dc:date>
    <meta:editing-duration>PT1H15M35S</meta:editing-duration>
    <meta:editing-cycles>4</meta:editing-cycles>
    <meta:generator>LibreOffice/7.5.2.2$Linux_X86_64 LibreOffice_project/50$Build-2</meta:generator>
    <meta:document-statistic meta:object-count="55"/>
  </office:meta>
</office:document-meta>
</file>